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2"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3" style:family="paragraph" style:parent-style-name="List_20_Contents">
      <style:text-properties style:font-name="Times New Roman"/>
    </style:style>
    <style:style style:name="P4" style:family="paragraph" style:parent-style-name="List_20_Contents">
      <style:paragraph-properties fo:margin-top="0cm" fo:margin-bottom="0.499cm"/>
      <style:text-properties fo:language="en" fo:country="US" style:language-complex="ar" style:country-complex="SA"/>
    </style:style>
    <style:style style:name="P5" style:family="paragraph" style:parent-style-name="List_20_Contents">
      <style:paragraph-properties fo:margin-top="0cm" fo:margin-bottom="0.499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7" style:family="paragraph" style:parent-style-name="Header">
      <style:text-properties fo:language="zxx" fo:country="none" style:language-asian="zxx" style:country-asian="none"/>
    </style:style>
    <style:style style:name="P8" style:family="paragraph" style:parent-style-name="Header">
      <style:paragraph-properties style:snap-to-layout-grid="false"/>
    </style:style>
    <style:style style:name="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0"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1" style:family="paragraph" style:parent-style-name="Footer">
      <style:paragraph-properties>
        <style:tab-stops>
          <style:tab-stop style:position="7.62cm" style:type="center"/>
          <style:tab-stop style:position="16.51cm" style:type="right"/>
        </style:tab-stops>
      </style:paragraph-properties>
    </style:style>
    <style:style style:name="P12" style:family="paragraph" style:parent-style-name="Footer">
      <style:paragraph-properties>
        <style:tab-stops>
          <style:tab-stop style:position="7.223cm"/>
        </style:tab-stops>
      </style:paragraph-properties>
    </style:style>
    <style:style style:name="P13"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4" style:family="paragraph" style:parent-style-name="List_20_Contents">
      <style:text-properties style:font-name="Times New Roman"/>
    </style:style>
    <style:style style:name="P15"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6" style:family="paragraph" style:parent-style-name="List_20_Contents">
      <style:paragraph-properties fo:margin-left="0cm" fo:margin-right="0cm" fo:text-indent="0cm" style:auto-text-indent="false"/>
    </style:style>
    <style:style style:name="P1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8" style:family="paragraph" style:parent-style-name="List_20_Contents">
      <style:paragraph-properties fo:margin-left="0cm" fo:margin-right="0cm" fo:text-indent="0cm" style:auto-text-indent="false" fo:break-before="page"/>
    </style:style>
    <style:style style:name="P19" style:family="paragraph" style:parent-style-name="List_20_Contents">
      <style:paragraph-properties fo:margin-top="0cm" fo:margin-bottom="0.499cm"/>
    </style:style>
    <style:style style:name="P20" style:family="paragraph" style:parent-style-name="List_20_Contents">
      <style:paragraph-properties fo:margin-top="0cm" fo:margin-bottom="0.499cm"/>
      <style:text-properties fo:language="en" fo:country="US" style:language-complex="ar" style:country-complex="SA"/>
    </style:style>
    <style:style style:name="P21" style:family="paragraph" style:parent-style-name="List_20_Contents">
      <style:paragraph-properties fo:margin-top="0cm" fo:margin-bottom="0.499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Heading_20_1">
      <style:text-properties fo:language="en" fo:country="US" style:language-complex="ar" style:country-complex="SA"/>
    </style:style>
    <style:style style:name="P25" style:family="paragraph" style:parent-style-name="Heading_20_1" style:master-page-name="First_20_Page">
      <style:paragraph-properties style:page-number="auto"/>
    </style:style>
    <style:style style:name="P2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27" style:family="paragraph" style:parent-style-name="Footer">
      <style:paragraph-properties>
        <style:tab-stops>
          <style:tab-stop style:position="7.62cm" style:type="center"/>
          <style:tab-stop style:position="16.51cm" style:type="right"/>
        </style:tab-stops>
      </style:paragraph-properties>
    </style:style>
    <style:style style:name="P28"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29"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30" style:family="paragraph" style:parent-style-name="List_20_Contents">
      <style:text-properties style:font-name="Times New Roman"/>
    </style:style>
    <style:style style:name="P31" style:family="paragraph" style:parent-style-name="List_20_Contents">
      <style:paragraph-properties fo:margin-top="0cm" fo:margin-bottom="0.499cm"/>
      <style:text-properties fo:language="en" fo:country="US" style:language-complex="ar" style:country-complex="SA"/>
    </style:style>
    <style:style style:name="P32" style:family="paragraph" style:parent-style-name="List_20_Contents">
      <style:paragraph-properties fo:margin-top="0cm" fo:margin-bottom="0.499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fo:font-size="12pt" style:font-name-asian="Helvetica1" style:font-size-asian="12pt" style:font-name-complex="Helvetica1" style:font-size-complex="12pt"/>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fo:font-size="12pt" style:font-name-asian="Helvetica1" style:font-size-asian="12pt" style:font-name-complex="Helvetica1" style:font-size-complex="12pt"/>
    </style:style>
    <style:style style:name="T7" style:family="text">
      <style:text-properties style:use-window-font-color="true" fo:font-size="12pt" fo:language="en" fo:country="US" style:font-name-asian="Helvetica1" style:font-size-asian="12pt" style:font-name-complex="Helvetica1" style:font-size-complex="12pt" style:language-complex="ar" style:country-complex="SA"/>
    </style:style>
    <style:style style:name="T8" style:family="text">
      <style:text-properties style:use-window-font-color="true" style:font-name="Times New Roman" fo:font-size="12pt" style:font-name-asian="TimesNewRomanPSMT" style:font-size-asian="12pt" style:font-name-complex="TimesNewRomanPSM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102875676352" text:id="ct106102875676352">
          <text:format-change>
            <office:change-info>
              <dc:creator>D Harris</dc:creator>
              <dc:date>2015-02-07T12:57:00</dc:date>
            </office:change-info>
          </text:format-change>
        </text:changed-region>
        <text:changed-region xml:id="ct106102873649088" text:id="ct106102873649088">
          <text:insertion>
            <office:change-info>
              <dc:creator>D Harris</dc:creator>
              <dc:date>2015-02-07T12:59:00</dc:date>
            </office:change-info>
          </text:insertion>
        </text:changed-region>
        <text:changed-region xml:id="ct106102875627392" text:id="ct106102875627392">
          <text:deletion>
            <office:change-info>
              <dc:creator>D Harris</dc:creator>
              <dc:date>2015-02-07T12:59:00</dc:date>
            </office:change-info>
            <text:p text:style-name="List_20_Contents"><text:s/>There are l</text:p>
          </text:deletion>
        </text:changed-region>
        <text:changed-region xml:id="ct106102873651008" text:id="ct106102873651008">
          <text:insertion>
            <office:change-info>
              <dc:creator>D Harris</dc:creator>
              <dc:date>2015-02-07T12:59:00</dc:date>
            </office:change-info>
          </text:insertion>
        </text:changed-region>
        <text:changed-region xml:id="ct106102875629696" text:id="ct106102875629696">
          <text:insertion>
            <office:change-info>
              <dc:creator>D Harris</dc:creator>
              <dc:date>2015-02-07T13:00:00</dc:date>
            </office:change-info>
          </text:insertion>
        </text:changed-region>
        <text:changed-region xml:id="ct106102873649664" text:id="ct106102873649664">
          <text:insertion>
            <office:change-info>
              <dc:creator>D Harris</dc:creator>
              <dc:date>2015-02-07T13:00:00</dc:date>
            </office:change-info>
          </text:insertion>
        </text:changed-region>
        <text:changed-region xml:id="ct106102875679616" text:id="ct106102875679616">
          <text:insertion>
            <office:change-info>
              <dc:creator>D Harris</dc:creator>
              <dc:date>2015-02-07T13:01:00</dc:date>
            </office:change-info>
          </text:insertion>
        </text:changed-region>
        <text:changed-region xml:id="ct106102875731648" text:id="ct106102875731648">
          <text:insertion>
            <office:change-info>
              <dc:creator>D Harris</dc:creator>
              <dc:date>2015-02-07T13:02:00</dc:date>
            </office:change-info>
          </text:insertion>
        </text:changed-region>
        <text:changed-region xml:id="ct106102875619904" text:id="ct106102875619904">
          <text:deletion>
            <office:change-info>
              <dc:creator>D Harris</dc:creator>
              <dc:date>2015-02-07T13:02:00</dc:date>
            </office:change-info>
            <text:p text:style-name="P1">CAN frames</text:p>
          </text:deletion>
        </text:changed-region>
        <text:changed-region xml:id="ct106102875681536" text:id="ct106102875681536">
          <text:insertion>
            <office:change-info>
              <dc:creator>D Harris</dc:creator>
              <dc:date>2015-02-07T13:02:00</dc:date>
            </office:change-info>
          </text:insertion>
        </text:changed-region>
        <text:changed-region xml:id="ct106102875629120" text:id="ct106102875629120">
          <text:deletion>
            <office:change-info>
              <dc:creator>D Harris</dc:creator>
              <dc:date>2015-02-07T13:02:00</dc:date>
            </office:change-info>
            <text:p text:style-name="P1">CAN </text:p>
          </text:deletion>
        </text:changed-region>
        <text:changed-region xml:id="ct106102873652928" text:id="ct106102873652928">
          <text:insertion>
            <office:change-info>
              <dc:creator>D Harris</dc:creator>
              <dc:date>2015-02-07T13:03:00</dc:date>
            </office:change-info>
          </text:insertion>
        </text:changed-region>
        <text:changed-region xml:id="ct106102875654848" text:id="ct106102875654848">
          <text:insertion>
            <office:change-info>
              <dc:creator>D Harris</dc:creator>
              <dc:date>2015-02-07T13:03:00</dc:date>
            </office:change-info>
          </text:insertion>
        </text:changed-region>
        <text:changed-region xml:id="ct106102873649280" text:id="ct106102873649280">
          <text:insertion>
            <office:change-info>
              <dc:creator>D Harris</dc:creator>
              <dc:date>2015-02-07T13:03:00</dc:date>
            </office:change-info>
          </text:insertion>
        </text:changed-region>
        <text:changed-region xml:id="ct106102875629312" text:id="ct106102875629312">
          <text:deletion>
            <office:change-info>
              <dc:creator>D Harris</dc:creator>
              <dc:date>2015-02-07T13:03:00</dc:date>
            </office:change-info>
            <text:p text:style-name="P1">CAN frames</text:p>
          </text:deletion>
        </text:changed-region>
        <text:changed-region xml:id="ct106102875694208" text:id="ct106102875694208">
          <text:insertion>
            <office:change-info>
              <dc:creator>D Harris</dc:creator>
              <dc:date>2015-02-07T13:03:00</dc:date>
            </office:change-info>
          </text:insertion>
        </text:changed-region>
        <text:changed-region xml:id="ct106102875699776" text:id="ct106102875699776">
          <text:deletion>
            <office:change-info>
              <dc:creator>D Harris</dc:creator>
              <dc:date>2015-02-07T13:04:00</dc:date>
            </office:change-info>
            <text:p text:style-name="P1">,</text:p>
          </text:deletion>
        </text:changed-region>
        <text:changed-region xml:id="ct106102877726848" text:id="ct106102877726848">
          <text:deletion>
            <office:change-info>
              <dc:creator>D Harris</dc:creator>
              <dc:date>2015-02-07T13:04:00</dc:date>
            </office:change-info>
            <text:p text:style-name="P1">,</text:p>
          </text:deletion>
        </text:changed-region>
        <text:changed-region xml:id="ct106102875728576" text:id="ct106102875728576">
          <text:deletion>
            <office:change-info>
              <dc:creator>D Harris</dc:creator>
              <dc:date>2015-02-07T13:04:00</dc:date>
            </office:change-info>
            <text:p text:style-name="P1">frames</text:p>
          </text:deletion>
        </text:changed-region>
        <text:changed-region xml:id="ct106102877736832" text:id="ct106102877736832">
          <text:insertion>
            <office:change-info>
              <dc:creator>D Harris</dc:creator>
              <dc:date>2015-02-07T13:04:00</dc:date>
            </office:change-info>
          </text:insertion>
        </text:changed-region>
        <text:changed-region xml:id="ct106102877730112" text:id="ct106102877730112">
          <text:insertion>
            <office:change-info>
              <dc:creator>D Harris</dc:creator>
              <dc:date>2015-02-07T13:05:00</dc:date>
            </office:change-info>
          </text:insertion>
        </text:changed-region>
        <text:changed-region xml:id="ct106102875688256" text:id="ct106102875688256">
          <text:insertion>
            <office:change-info>
              <dc:creator>D Harris</dc:creator>
              <dc:date>2015-02-07T13:05:00</dc:date>
            </office:change-info>
          </text:insertion>
        </text:changed-region>
        <text:changed-region xml:id="ct106102875730112" text:id="ct106102875730112">
          <text:deletion>
            <office:change-info>
              <dc:creator>D Harris</dc:creator>
              <dc:date>2015-02-07T13:05:00</dc:date>
            </office:change-info>
            <text:p text:style-name="List_20_Contents">s</text:p>
          </text:deletion>
        </text:changed-region>
        <text:changed-region xml:id="ct106102875714176" text:id="ct106102875714176">
          <text:insertion>
            <office:change-info>
              <dc:creator>D Harris</dc:creator>
              <dc:date>2015-02-07T13:05:00</dc:date>
            </office:change-info>
          </text:insertion>
        </text:changed-region>
        <text:changed-region xml:id="ct106102875731072" text:id="ct106102875731072">
          <text:insertion>
            <office:change-info>
              <dc:creator>D Harris</dc:creator>
              <dc:date>2015-02-07T13:06:00</dc:date>
            </office:change-info>
          </text:insertion>
        </text:changed-region>
        <text:changed-region xml:id="ct106102875701696" text:id="ct106102875701696">
          <text:deletion>
            <office:change-info>
              <dc:creator>D Harris</dc:creator>
              <dc:date>2015-02-07T13:06:00</dc:date>
            </office:change-info>
            <text:p text:style-name="P2"><text:line-break/></text:p>
          </text:deletion>
        </text:changed-region>
        <text:changed-region xml:id="ct106102875711680" text:id="ct106102875711680">
          <text:insertion>
            <office:change-info>
              <dc:creator>D Harris</dc:creator>
              <dc:date>2015-02-07T13:07:00</dc:date>
            </office:change-info>
          </text:insertion>
        </text:changed-region>
        <text:changed-region xml:id="ct106102875680576" text:id="ct106102875680576">
          <text:insertion>
            <office:change-info>
              <dc:creator>D Harris</dc:creator>
              <dc:date>2015-02-07T13:08:00</dc:date>
            </office:change-info>
          </text:insertion>
        </text:changed-region>
        <text:changed-region xml:id="ct106102875713792" text:id="ct106102875713792">
          <text:deletion>
            <office:change-info>
              <dc:creator>D Harris</dc:creator>
              <dc:date>2015-02-07T13:08:00</dc:date>
            </office:change-info>
            <text:p text:style-name="P3">Using</text:p>
          </text:deletion>
        </text:changed-region>
        <text:changed-region xml:id="ct106102877736448" text:id="ct106102877736448">
          <text:insertion>
            <office:change-info>
              <dc:creator>D Harris</dc:creator>
              <dc:date>2015-02-07T13:08:00</dc:date>
            </office:change-info>
          </text:insertion>
        </text:changed-region>
        <text:changed-region xml:id="ct106102875641984" text:id="ct106102875641984">
          <text:deletion>
            <office:change-info>
              <dc:creator>D Harris</dc:creator>
              <dc:date>2015-02-07T13:09:00</dc:date>
            </office:change-info>
            <text:p text:style-name="P3"><text:span text:style-name="T1">multiple</text:span></text:p>
          </text:deletion>
        </text:changed-region>
        <text:changed-region xml:id="ct106102875746432" text:id="ct106102875746432">
          <text:insertion>
            <office:change-info>
              <dc:creator>D Harris</dc:creator>
              <dc:date>2015-02-07T13:09:00</dc:date>
            </office:change-info>
          </text:insertion>
        </text:changed-region>
        <text:changed-region xml:id="ct106102875643904" text:id="ct106102875643904">
          <text:insertion>
            <office:change-info>
              <dc:creator>D Harris</dc:creator>
              <dc:date>2015-02-07T13:09:00</dc:date>
            </office:change-info>
          </text:insertion>
        </text:changed-region>
        <text:changed-region xml:id="ct106102875643328" text:id="ct106102875643328">
          <text:insertion>
            <office:change-info>
              <dc:creator>D Harris</dc:creator>
              <dc:date>2015-02-07T13:10:00</dc:date>
            </office:change-info>
          </text:insertion>
        </text:changed-region>
        <text:changed-region xml:id="ct106102875643520" text:id="ct106102875643520">
          <text:deletion>
            <office:change-info>
              <dc:creator>D Harris</dc:creator>
              <dc:date>2015-02-07T13:10:00</dc:date>
            </office:change-info>
            <text:p text:style-name="P3"><text:span text:style-name="T1">A</text:span></text:p>
          </text:deletion>
        </text:changed-region>
        <text:changed-region xml:id="ct106102875643136" text:id="ct106102875643136">
          <text:insertion>
            <office:change-info>
              <dc:creator>D Harris</dc:creator>
              <dc:date>2015-02-07T13:10:00</dc:date>
            </office:change-info>
          </text:insertion>
        </text:changed-region>
        <text:changed-region xml:id="ct106102875643712" text:id="ct106102875643712">
          <text:insertion>
            <office:change-info>
              <dc:creator>D Harris</dc:creator>
              <dc:date>2015-02-07T13:10:00</dc:date>
            </office:change-info>
          </text:insertion>
        </text:changed-region>
        <text:changed-region xml:id="ct106102875644288" text:id="ct106102875644288">
          <text:format-change>
            <office:change-info>
              <dc:creator>D Harris</dc:creator>
              <dc:date>2015-02-07T13:11:00</dc:date>
            </office:change-info>
          </text:format-change>
        </text:changed-region>
        <text:changed-region xml:id="ct106102875644480" text:id="ct106102875644480">
          <text:insertion>
            <office:change-info>
              <dc:creator>D Harris</dc:creator>
              <dc:date>2015-02-07T13:11:00</dc:date>
            </office:change-info>
          </text:insertion>
        </text:changed-region>
        <text:changed-region xml:id="ct106102875637376" text:id="ct106102875637376">
          <text:insertion>
            <office:change-info>
              <dc:creator>D Harris</dc:creator>
              <dc:date>2015-02-07T13:11:00</dc:date>
            </office:change-info>
          </text:insertion>
        </text:changed-region>
        <text:changed-region xml:id="ct106102875645056" text:id="ct106102875645056">
          <text:deletion>
            <office:change-info>
              <dc:creator>D Harris</dc:creator>
              <dc:date>2015-02-07T13:11:00</dc:date>
            </office:change-info>
            <text:p text:style-name="List_20_Contents"><text:s/>e.g.</text:p>
          </text:deletion>
        </text:changed-region>
        <text:changed-region xml:id="ct107202387337344" text:id="ct107202387337344">
          <text:insertion>
            <office:change-info>
              <dc:creator>D Harris</dc:creator>
              <dc:date>2015-02-07T15:20:00</dc:date>
            </office:change-info>
          </text:insertion>
        </text:changed-region>
        <text:changed-region xml:id="ct107202387322560" text:id="ct107202387322560">
          <text:insertion>
            <office:change-info>
              <dc:creator>D Harris</dc:creator>
              <dc:date>2015-02-07T15:20:00</dc:date>
            </office:change-info>
          </text:insertion>
        </text:changed-region>
        <text:changed-region xml:id="ct106652631442816" text:id="ct106652631442816">
          <text:insertion>
            <office:change-info>
              <dc:creator>D Harris</dc:creator>
              <dc:date>2015-02-07T15:24:00</dc:date>
            </office:change-info>
          </text:insertion>
        </text:changed-region>
        <text:changed-region xml:id="ct106652631519616" text:id="ct106652631519616">
          <text:insertion>
            <office:change-info>
              <dc:creator>D Harris</dc:creator>
              <dc:date>2015-02-07T15:25:00</dc:date>
            </office:change-info>
          </text:insertion>
        </text:changed-region>
        <text:changed-region xml:id="ct105553121932928" text:id="ct105553121932928">
          <text:insertion>
            <office:change-info>
              <dc:creator>D Harris</dc:creator>
              <dc:date>2015-02-07T15:25:00</dc:date>
            </office:change-info>
          </text:insertion>
        </text:changed-region>
        <text:changed-region xml:id="ct105553121927168" text:id="ct105553121927168">
          <text:deletion>
            <office:change-info>
              <dc:creator>D Harris</dc:creator>
              <dc:date>2015-02-07T15:25:00</dc:date>
            </office:change-info>
            <text:p text:style-name="P2">transfered.</text:p>
          </text:deletion>
        </text:changed-region>
        <text:changed-region xml:id="ct105553121924096" text:id="ct105553121924096">
          <text:deletion>
            <office:change-info>
              <dc:creator>D Harris</dc:creator>
              <dc:date>2015-02-07T15:25:00</dc:date>
            </office:change-info>
            <text:p text:style-name="P2">CAN</text:p>
          </text:deletion>
        </text:changed-region>
        <text:changed-region xml:id="ct105553119886080" text:id="ct105553119886080">
          <text:insertion>
            <office:change-info>
              <dc:creator>D Harris</dc:creator>
              <dc:date>2015-02-07T15:25:00</dc:date>
            </office:change-info>
          </text:insertion>
        </text:changed-region>
        <text:changed-region xml:id="ct106652631518464" text:id="ct106652631518464">
          <text:insertion>
            <office:change-info>
              <dc:creator>D Harris</dc:creator>
              <dc:date>2015-02-07T15:25:00</dc:date>
            </office:change-info>
          </text:insertion>
        </text:changed-region>
        <text:changed-region xml:id="ct107202387316608" text:id="ct107202387316608">
          <text:insertion>
            <office:change-info>
              <dc:creator>D Harris</dc:creator>
              <dc:date>2015-02-07T15:26:00</dc:date>
            </office:change-info>
          </text:insertion>
        </text:changed-region>
        <text:changed-region xml:id="ct105553121933504" text:id="ct105553121933504">
          <text:insertion>
            <office:change-info>
              <dc:creator>D Harris</dc:creator>
              <dc:date>2015-02-07T15:26:00</dc:date>
            </office:change-info>
          </text:insertion>
        </text:changed-region>
        <text:changed-region xml:id="ct106102875707456" text:id="ct106102875707456">
          <text:insertion>
            <office:change-info>
              <dc:creator>D Harris</dc:creator>
              <dc:date>2015-02-07T15:27:00</dc:date>
            </office:change-info>
          </text:insertion>
        </text:changed-region>
        <text:changed-region xml:id="ct105553121941376" text:id="ct105553121941376">
          <text:deletion>
            <office:change-info>
              <dc:creator>D Harris</dc:creator>
              <dc:date>2015-02-07T15:27:00</dc:date>
            </office:change-info>
            <text:p text:style-name="P1">only</text:p>
          </text:deletion>
        </text:changed-region>
        <text:changed-region xml:id="ct106652631476992" text:id="ct106652631476992">
          <text:insertion>
            <office:change-info>
              <dc:creator>D Harris</dc:creator>
              <dc:date>2015-02-07T15:27:00</dc:date>
            </office:change-info>
          </text:insertion>
        </text:changed-region>
        <text:changed-region xml:id="ct106102877725312" text:id="ct106102877725312">
          <text:insertion>
            <office:change-info>
              <dc:creator>D Harris</dc:creator>
              <dc:date>2015-02-07T15:28:00</dc:date>
            </office:change-info>
          </text:insertion>
        </text:changed-region>
        <text:changed-region xml:id="ct106102875748544" text:id="ct106102875748544">
          <text:insertion>
            <office:change-info>
              <dc:creator>D Harris</dc:creator>
              <dc:date>2015-02-07T15:28:00</dc:date>
            </office:change-info>
          </text:insertion>
        </text:changed-region>
        <text:changed-region xml:id="ct107202387323328" text:id="ct107202387323328">
          <text:deletion>
            <office:change-info>
              <dc:creator>D Harris</dc:creator>
              <dc:date>2015-02-07T15:29:00</dc:date>
            </office:change-info>
            <text:p text:style-name="List_20_Contents"><text:span text:style-name="T2">e.g.</text:span></text:p>
          </text:deletion>
        </text:changed-region>
        <text:changed-region xml:id="ct106652631543424" text:id="ct106652631543424">
          <text:insertion>
            <office:change-info>
              <dc:creator>D Harris</dc:creator>
              <dc:date>2015-02-07T15:29:00</dc:date>
            </office:change-info>
          </text:insertion>
        </text:changed-region>
        <text:changed-region xml:id="ct105553119924096" text:id="ct105553119924096">
          <text:insertion>
            <office:change-info>
              <dc:creator>D Harris</dc:creator>
              <dc:date>2015-02-07T15:31:00</dc:date>
            </office:change-info>
          </text:insertion>
        </text:changed-region>
        <text:changed-region xml:id="ct106102875633920" text:id="ct106102875633920">
          <text:deletion>
            <office:change-info>
              <dc:creator>D Harris</dc:creator>
              <dc:date>2015-02-07T15:32:00</dc:date>
            </office:change-info>
            <text:p text:style-name="List_20_Contents">These are called “well known events”.</text:p>
          </text:deletion>
        </text:changed-region>
        <text:changed-region xml:id="ct105553121920064" text:id="ct105553121920064">
          <text:insertion>
            <office:change-info>
              <dc:creator>D Harris</dc:creator>
              <dc:date>2015-02-07T15:32:00</dc:date>
            </office:change-info>
          </text:insertion>
        </text:changed-region>
        <text:changed-region xml:id="ct105553119857856" text:id="ct105553119857856">
          <text:deletion>
            <office:change-info>
              <dc:creator>D Harris</dc:creator>
              <dc:date>2015-02-07T15:32:00</dc:date>
            </office:change-info>
            <text:p text:style-name="P4">V</text:p>
          </text:deletion>
        </text:changed-region>
        <text:changed-region xml:id="ct106652631505408" text:id="ct106652631505408">
          <text:insertion>
            <office:change-info>
              <dc:creator>D Harris</dc:creator>
              <dc:date>2015-02-07T15:32:00</dc:date>
            </office:change-info>
          </text:insertion>
        </text:changed-region>
        <text:changed-region xml:id="ct107202387285504" text:id="ct107202387285504">
          <text:insertion>
            <office:change-info>
              <dc:creator>D Harris</dc:creator>
              <dc:date>2015-02-07T15:32:00</dc:date>
            </office:change-info>
          </text:insertion>
        </text:changed-region>
        <text:changed-region xml:id="ct105553119932928" text:id="ct105553119932928">
          <text:insertion>
            <office:change-info>
              <dc:creator>D Harris</dc:creator>
              <dc:date>2015-02-07T15:35:00</dc:date>
            </office:change-info>
          </text:insertion>
        </text:changed-region>
        <text:changed-region xml:id="ct106102875632000" text:id="ct106102875632000">
          <text:insertion>
            <office:change-info>
              <dc:creator>D Harris</dc:creator>
              <dc:date>2015-02-07T15:33:00</dc:date>
            </office:change-info>
          </text:insertion>
        </text:changed-region>
        <text:changed-region xml:id="ct106652631511936" text:id="ct106652631511936">
          <text:deletion>
            <office:change-info>
              <dc:creator>D Harris</dc:creator>
              <dc:date>2015-02-07T15:33:00</dc:date>
            </office:change-info>
            <text:p text:style-name="P5">and</text:p>
          </text:deletion>
        </text:changed-region>
        <text:changed-region xml:id="ct105553119902976" text:id="ct105553119902976">
          <text:insertion>
            <office:change-info>
              <dc:creator>D Harris</dc:creator>
              <dc:date>2015-02-07T15:33:00</dc:date>
            </office:change-info>
          </text:insertion>
        </text:changed-region>
        <text:changed-region xml:id="ct106652631525568" text:id="ct106652631525568">
          <text:insertion>
            <office:change-info>
              <dc:creator>D Harris</dc:creator>
              <dc:date>2015-02-07T15:34:00</dc:date>
            </office:change-info>
          </text:insertion>
        </text:changed-region>
        <text:changed-region xml:id="ct107202387274944" text:id="ct107202387274944">
          <text:insertion>
            <office:change-info>
              <dc:creator>D Harris</dc:creator>
              <dc:date>2015-02-07T15:34:00</dc:date>
            </office:change-info>
          </text:insertion>
        </text:changed-region>
        <text:changed-region xml:id="ct105553119884736" text:id="ct105553119884736">
          <text:insertion>
            <office:change-info>
              <dc:creator>D Harris</dc:creator>
              <dc:date>2015-02-07T15:35:00</dc:date>
            </office:change-info>
          </text:insertion>
        </text:changed-region>
        <text:changed-region xml:id="ct107202387364800" text:id="ct107202387364800">
          <text:deletion>
            <office:change-info>
              <dc:creator>D Harris</dc:creator>
              <dc:date>2015-02-07T15:34:00</dc:date>
            </office:change-info>
            <text:p text:style-name="P5">.</text:p>
          </text:deletion>
        </text:changed-region>
        <text:changed-region xml:id="ct106102875660416" text:id="ct106102875660416">
          <text:deletion>
            <office:change-info>
              <dc:creator>D Harris</dc:creator>
              <dc:date>2015-02-07T15:35:00</dc:date>
            </office:change-info>
            <text:p text:style-name="List_20_Contents">a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change-start text:change-id="ct106102875676352"/><text:span text:style-name="T10">an overall state change</text:span><text:change-end text:change-id="ct106102875676352"/>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6">Protocol</text:p>
      <text:p text:style-name="List_20_Contents">An OpenLCB protocol defines how messages are exchanged to do some particular thing.<text:change-start text:change-id="ct106102873649088"/> <text:s/>OpenLCB protocols are layered, with higher-level protocols being implemented with lower-level protocols. <text:s/><text:change-end text:change-id="ct106102873649088"/><text:change text:change-id="ct106102875627392"/><text:change-start text:change-id="ct106102873651008"/>L<text:change-end text:change-id="ct106102873651008"/>ow level protocols <text:change-start text:change-id="ct106102875629696"/>are used <text:change-end text:change-id="ct106102875629696"/>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text:soft-page-break/>DID and SID are specific types of Node ID (see below)<text:change-start text:change-id="ct106102873649664"/>,<text:change-end text:change-id="ct106102873649664"/> and which are then written NIDa, DIDa and SIDa. Only used in certain forms of the OpenLCB protocols, e.g. on CAN links.</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Board</text:p>
      <text:p text:style-name="List_20_Contents">“Board” has no precise meaning in OpenLCB. <text:s/>It generally refers to a single piece of electronics. Sometimes used to refer to “the piece of electronics that implements a Node”. <text:change-start text:change-id="ct106102875679616"/><text:s/>Note that a Board may may contain one or more Nodes. <text:s/><text:change-end text:change-id="ct106102875679616"/></text:p>
      <text:p text:style-name="List_20_Heading">Bridge</text:p>
      <text:p text:style-name="P1">Usually a bridge works on the data link layer of the OSI model, and therefore has knowledge only about those <text:change-start text:change-id="ct106102875731648"/>messages<text:change-end text:change-id="ct106102875731648"/><text:change text:change-id="ct106102875619904"/> transferred, but not about the meaning of the messages as they are defined in a higher layer of the OSI model, such as <text:change-start text:change-id="ct106102875681536"/>at <text:change-end text:change-id="ct106102875681536"/>the transport layer. Similarly to a repeater, a bridge may be used to allow the connection of more nodes than is possible on one <text:change text:change-id="ct106102875629120"/>segment<text:change-start text:change-id="ct106102873652928"/> due to physical limitations<text:change-end text:change-id="ct106102873652928"/>, but this is not its main purpose. <text:change-start text:change-id="ct106102875654848"/><text:s/><text:change-end text:change-id="ct106102875654848"/>Usually a bridge does not translate between different wire protocols, and for that a gateway is used. <text:s/>A bridge differs from a repeater in that a bridge can forward <text:change-start text:change-id="ct106102873649280"/>messages<text:change-end text:change-id="ct106102873649280"/><text:change text:change-id="ct106102875629312"/> to different segments based on Node ID. <text:change-start text:change-id="ct106102875694208"/><text:s/><text:change-end text:change-id="ct106102875694208"/>To do this, the bridge listens to<text:change text:change-id="ct106102875699776"/> and interprets<text:change text:change-id="ct106102877726848"/> the <text:change text:change-id="ct106102875728576"/><text:change-start text:change-id="ct106102877736832"/>messages<text:change-end text:change-id="ct106102877736832"/>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change-start text:change-id="ct106102877730112"/><text:s/><text:change-end text:change-id="ct106102877730112"/>In that, it lies in between the event exchange protocol, which efficiently sends very short event IDs to all interested nodes, and the streaming protocol, which sends long messages between specific nodes, at some cost in efficiency. Sending a datagram<text:change-start text:change-id="ct106102875688256"/> can<text:change-end text:change-id="ct106102875688256"/> take<text:change text:change-id="ct106102875730112"/> multiple messages<text:change-start text:change-id="ct106102875714176"/> on limited tra<text:change-end text:change-id="ct106102875714176"/><text:change-start text:change-id="ct106102875731072"/>nsports, such as CAN<text:change-end text:change-id="ct106102875731072"/>.</text:p>
      <text:p text:style-name="P16">Datagram Protocol ID (DPID or DPI)</text:p>
      <text:p text:style-name="List_20_Contents">The first byte of data transferred by a datagram is used to indicate the protocol being transported.</text:p>
      <text:p text:style-name="List_20_Heading">Device</text:p>
      <text:p text:style-name="P2">"Device" has no precise meaning in OpenLCB. It generally refers to a single piece of equipment on a layout connected to a Node.<text:change text:change-id="ct106102875701696"/></text:p>
      <text:p text:style-name="List_20_Heading">Destination Node ID (DID)</text:p>
      <text:p text:style-name="List_20_Contents"><text:s/><text:change-start text:change-id="ct106102875711680"/>The <text:change-end text:change-id="ct106102875711680"/>Node ID of the node to which a specific message is addressed. </text:p>
      <text:p text:style-name="List_20_Heading">Event Exchange Protocol</text:p>
      <text:p text:style-name="P3"><text:change-start text:change-id="ct106102875680576"/>This protocol uses<text:change-end text:change-id="ct106102875680576"/><text:change text:change-id="ct106102875713792"/> PCER <text:change-start text:change-id="ct106102877736448"/>(Producer-Consumer Event Report) <text:change-end text:change-id="ct106102877736448"/>messages to propagate Event IDs<text:span text:style-name="T1"> from </text:span><text:change text:change-id="ct106102875641984"/><text:span text:style-name="T1"><text:s/>source nodes to multiple destination nodes. These </text:span><text:change-start text:change-id="ct106102875746432"/><text:span text:style-name="T1">messages </text:span><text:change-end text:change-id="ct106102875746432"/><text:span text:style-name="T1">are typically used to announce that something</text:span><text:soft-page-break/><text:span text:style-name="T1"> of interest has happened on the layouts</text:span><text:change-start text:change-id="ct106102875643904"/><text:span text:style-name="T1">, and consequencely a change in </text:span><text:span text:style-name="T7">the</text:span><text:span text:style-name="T1"> layout's state,</text:span><text:change-end text:change-id="ct106102875643904"/><text:span text:style-name="T1"> so that controlled devices can respond. </text:span><text:change-start text:change-id="ct106102875643328"/><text:span text:style-name="T1">The protocol a</text:span><text:change-end text:change-id="ct106102875643328"/><text:change text:change-id="ct106102875643520"/><text:span text:style-name="T1">lso includes inquiry and response messages for examining configuration and status.</text:span><text:change-start text:change-id="ct106102875643136"/><text:span text:style-name="T1"> <text:s/></text:span><text:change-end text:change-id="ct106102875643136"/></text:p>
      <text:p text:style-name="List_20_Heading">Event ID (EID)</text:p>
      <text:p text:style-name="P19">The number that identifies a specific event. OpenLCB event IDs must be globally unique. </text:p>
      <text:p text:style-name="List_20_Contents"><text:change-start text:change-id="ct106102875643712"/>NB: <text:change-end text:change-id="ct106102875643712"/>Events are <text:change-start text:change-id="ct106102875644288"/><text:span text:style-name="T10">not</text:span><text:change-end text:change-id="ct106102875644288"/> associated with any particular node. <text:change-start text:change-id="ct106102875644480"/><text:s/><text:change-end text:change-id="ct106102875644480"/>It may be convenient to use<text:change-start text:change-id="ct106102875637376"/>, for example, <text:change-end text:change-id="ct106102875637376"/><text:change text:change-id="ct106102875645056"/><text:s/>Node ID as a way of numbering them uniquely, but Node IDs and Event IDs are not related. </text:p>
      <text:p text:style-name="List_20_Heading">Gateway</text:p>
      <text:p text:style-name="List_20_Contents">A <text:span text:style-name="T8">Gateway translates between different wire protocols (e.g. CAN and ethernet), or even different network architectures (e.g. OpenLCB and Loconet). </text:span><text:change-start text:change-id="ct107202387337344"/><text:span text:style-name="T8"><text:s/></text:span><text:change-end text:change-id="ct107202387337344"/><text:span text:style-name="T8">They repackage and convert data going from one environment to another so that each environment can understand the other's data. </text:span><text:change-start text:change-id="ct107202387322560"/><text:span text:style-name="T8"><text:s/></text:span><text:change-end text:change-id="ct107202387322560"/><text:span text:style-name="T8">Since OpenLCB uses unique identifiers, and these are meant to be used unchanged on most wire protocols, this should reduce the necessity of Gateways. <text:s/></text:span></text:p>
      <text:p text:style-name="P16">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text:change-start text:change-id="ct106652631442816"/>set an internal software flag, <text:change-end text:change-id="ct106652631442816"/>etc).</text:p>
      <text:p text:style-name="List_20_Heading">Producer-Consumer Event Report (PCER)</text:p>
      <text:p text:style-name="List_20_Contents">OpenLCB message type sent globally by producers of a particular Event to indicate that it <text:span text:style-name="T2">has</text:span> occurred, so that the corresponding consumers of that Event are notified.</text:p>
      <text:p text:style-name="List_20_Heading">Repeater</text:p>
      <text:p text:style-name="P2">Connects two segments of the same type at the p<text:change-start text:change-id="ct106652631519616"/>h<text:change-end text:change-id="ct106652631519616"/>ysical layer of the OSI model. It regenerates the received signals and then retransmits the regenerated (or conditioned) signals on the other segment. It has no knowledge of the information <text:change-start text:change-id="ct105553121932928"/>transferred.<text:change-end text:change-id="ct105553121932928"/><text:change text:change-id="ct105553121927168"/> It is usually used to connect two <text:change text:change-id="ct105553121924096"/><text:change-start text:change-id="ct105553119886080"/>like<text:change-end text:change-id="ct105553119886080"/> segments<text:change-start text:change-id="ct106652631518464"/>, e.g. two CAN<text:change-end text:change-id="ct106652631518464"/><text:change-start text:change-id="ct107202387316608"/> segments,<text:change-end text:change-id="ct107202387316608"/> to allow more nodes to be attach to the combined segments as if they were one. <text:s/><text:change-start text:change-id="ct105553121933504"/>They can be used to overcome physical limitations of a segment, such as maximum number of nodes, or segment le<text:change-end text:change-id="ct105553121933504"/><text:change-start text:change-id="ct106102875707456"/>ngth. <text:s/><text:change-end text:change-id="ct106102875707456"/></text:p>
      <text:p text:style-name="List_20_Heading"><text:soft-page-break/>Router</text:p>
      <text:p text:style-name="P1">Routers work at the Network layer of the OSI model, meaning that they can route frames across multiple segments based <text:change text:change-id="ct105553121941376"/><text:s/>on <text:change-start text:change-id="ct106652631476992"/>only the <text:change-end text:change-id="ct106652631476992"/>information contained in messages. They do not have knowledge about protocols of (higher) transport layer<text:change-start text:change-id="ct106102877725312"/>s<text:change-end text:change-id="ct106102877725312"/>. Routers are usually used in complex network situations because they provide better traffic management than bridges, <text:change-start text:change-id="ct106102875748544"/>such as ttraffic filtering, <text:change-end text:change-id="ct106102875748544"/>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2">Subset of an overall OpenLCB installation which uses a specific wire protocol. <text:s text:c="2"/>A segment never spans over Bridges, Gateways, Repeaters or Routers.</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2">other nodes, but may be the target of </text:span><text:change text:change-id="ct107202387323328"/><text:span text:style-name="T2"><text:s/>configuration operations</text:span><text:change-start text:change-id="ct106652631543424"/><text:span text:style-name="T2">, for example</text:span><text:change-end text:change-id="ct106652631543424"/><text:span text:style-name="T2">.</text:span></text:p>
      <text:p text:style-name="List_20_Heading">Stream</text:p>
      <text:p text:style-name="List_20_Contents">Streams are a method of moving a large number of bytes between two nodes. The streaming protocol defines a way to do this in OpenLCB.<text:change-start text:change-id="ct105553119924096"/> <text:s/><text:change-end text:change-id="ct105553119924096"/></text:p>
      <text:p text:style-name="P16">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change text:change-id="ct106102875633920"/></text:p>
      <text:p text:style-name="List_20_Heading">Wire protocol</text:p>
      <text:p text:style-name="P4"><text:change-start text:change-id="ct105553121920064"/>The <text:change-end text:change-id="ct105553121920064"/><text:change text:change-id="ct105553119857856"/><text:change-start text:change-id="ct106652631505408"/>v<text:change-end text:change-id="ct106652631505408"/>ersion of the OpenLCB common messages, interactions, etc<text:change-start text:change-id="ct107202387285504"/>.<text:change-end text:change-id="ct107202387285504"/> adapted to a particular transport mechanism. Examples are the wire protocols for CAN bus segments and TCP/IP links. </text:p>
      <text:h text:style-name="P24" text:outline-level="1">CAN Glossary</text:h>
      <text:p text:style-name="List_20_Heading"><text:change-start text:change-id="ct105553119932928"/>Alias</text:p>
      <text:p text:style-name="List_20_Contents">See the general definition. <text:s/>On CAN an Alias is a 12-bit mapping of the Node ID. </text:p>
      <text:p text:style-name="List_20_Heading"><text:change-end text:change-id="ct105553119932928"/>CAN</text:p>
      <text:p text:style-name="List_20_Contents">Controller Area Network, an ISO-standardized communication network type. The CAN specification includes aspects of the physical- and link-layer definitions for OpenLCB.</text:p>
      <text:p text:style-name="List_20_Heading">Frame</text:p>
      <text:p text:style-name="P5">A Frame is packet as it is defined on the CAN bus. It consists of a 11 or 29 bit CAN header<text:change-start text:change-id="ct106102875632000"/>,<text:change-end text:change-id="ct106102875632000"/> <text:change text:change-id="ct106652631511936"/><text:s/>zero through 8 bytes of data<text:change-start text:change-id="ct105553119902976"/>, and some additional bi<text:change-end text:change-id="ct105553119902976"/><text:change-start text:change-id="ct106652631525568"/>ts and fields<text:change-end text:change-id="ct106652631525568"/>. An OpenLCB message may become one or more frames when transmitted over CAN. Some frames, called Control Frames, are us<text:soft-page-break/>ed for link-layer control and do not correspond to any particular OpenLCB message<text:change-start text:change-id="ct107202387274944"/>, and are used in the mana<text:change-end text:change-id="ct107202387274944"/><text:change-start text:change-id="ct105553119884736"/>gement of Node ID Aliases<text:change-end text:change-id="ct105553119884736"/><text:change text:change-id="ct107202387364800"/></text:p>
      <text:p text:style-name="List_20_Heading">OpenLCB-CAN</text:p>
      <text:p text:style-name="List_20_Contents">Short form for “OpenLCB as implemented on a CAN link”. For example, “OpenLCB-CAN message” refers to an OpenLCB message formatted for transmission over a CAN link.</text:p>
      <text:p text:style-name="P22">Segment</text:p>
      <text:p text:style-name="List_20_Contents">See general definition. <text:s/>Note that <text:change text:change-id="ct106102875660416"/>nodes on a single CAN segment share CAN arbitration and a set of aliases. <text:s text:c="2"/></text:p>
      <text:p text:style-name="P1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3"><text:s/>2 Key Terms<text:tab/>1</text:p>
          <text:p text:style-name="P23"><text:s/>3 General Glossary<text:tab/>1</text:p>
          <text:p text:style-name="P23"><text:s/>4 CAN Glossary<text:tab/>4</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83cm" fo:margin-left="0.466cm" fo:margin-right="0.062cm" table:align="margins" style:writing-mode="lr-tb"/>
    </style:style>
    <style:style style:name="Table1.A" style:family="table-column">
      <style:table-column-properties style:column-width="8.41cm" style:rel-column-width="4768*"/>
    </style:style>
    <style:style style:name="Table1.B" style:family="table-column">
      <style:table-column-properties style:column-width="0.092cm" style:rel-column-width="52*"/>
    </style:style>
    <style:style style:name="Table1.C" style:family="table-column">
      <style:table-column-properties style:column-width="4.389cm" style:rel-column-width="2488*"/>
    </style:style>
    <style:style style:name="Table1.D" style:family="table-column">
      <style:table-column-properties style:column-width="3.092cm" style:rel-column-width="1753*"/>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tracked-changes>
          <text:changed-region xml:id="ct105553121939648" text:id="ct105553121939648">
            <text:insertion>
              <office:change-info>
                <dc:creator>Bob Jacobsen</dc:creator>
                <dc:date>2013-02-06T22:34:00</dc:date>
              </office:change-info>
            </text:insertion>
          </text:changed-region>
          <text:changed-region xml:id="ct105553121936960" text:id="ct105553121936960">
            <text:deletion>
              <office:change-info>
                <dc:creator>Bob Jacobsen</dc:creator>
                <dc:date>2013-02-06T22:34:00</dc:date>
              </office:change-info>
              <text:p text:style-name="MP4"><text:span text:style-name="Page_20_Number"><text:span text:style-name="MT2"><text:date style:data-style-name="N106" text:date-value="2015-02-07T15:39:04.99">2/7/2015</text:date></text:span></text:span></text:p>
            </text:deletion>
          </text:changed-region>
        </text:tracked-changes>
        <text:p text:style-name="MP4"><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105553121939648"/><text:span text:style-name="Page_20_Number"><text:span text:style-name="MT2"><text:date style:data-style-name="N75" text:date-value="2015-02-07T15:39:04.99">Feb 7, 2015</text:date></text:span></text:span><text:change-end text:change-id="ct105553121939648"/><text:change text:change-id="ct10555312193696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15:39:04.99">Feb 7, 2015</text:date></text:p>
            </table:table-cell>
            <table:table-cell table:style-name="Table1.C1" office:value-type="string">
              <text:p text:style-name="MP7">Preliminary</text:p>
            </table:table-cell>
          </table:table-row>
        </table:table>
        <text:p text:style-name="Header"/>
      </style:header>
      <style:footer>
        <text:tracked-changes>
          <text:changed-region xml:id="ct107202389351168" text:id="ct107202389351168">
            <text:insertion>
              <office:change-info>
                <dc:creator>Bob Jacobsen</dc:creator>
                <dc:date>2013-02-06T22:34:00</dc:date>
              </office:change-info>
            </text:insertion>
          </text:changed-region>
          <text:changed-region xml:id="ct107202387344448" text:id="ct107202387344448">
            <text:deletion>
              <office:change-info>
                <dc:creator>Bob Jacobsen</dc:creator>
                <dc:date>2013-02-06T22:34:00</dc:date>
              </office:change-info>
              <text:p text:style-name="MP8"><text:span text:style-name="Page_20_Number"><text:span text:style-name="MT2"><text:date style:data-style-name="N106" text:date-value="2015-02-07T15:39:04.99">2/7/2015</text:date></text:span></text:span></text:p>
            </text:deletion>
          </text:changed-region>
        </text:tracked-changes>
        <text:p text:style-name="MP8"><text:span text:style-name="Page_20_Number"><text:span text:style-name="MT2">Copyright 2011.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107202389351168"/><text:span text:style-name="Page_20_Number"><text:span text:style-name="MT2"><text:date style:data-style-name="N75" text:date-value="2015-02-07T15:39:04.99">Feb 7, 2015</text:date></text:span></text:span><text:change-end text:change-id="ct107202389351168"/><text:change text:change-id="ct10720238734444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05</meta:editing-cycles>
    <meta:editing-duration>PT15H27M8S</meta:editing-duration>
    <meta:generator>OpenOffice/4.1.1$Unix OpenOffice.org_project/411m6$Build-9775</meta:generator>
    <dc:date>2015-02-07T15:39:05</dc:date>
    <dc:creator>D Harris</dc:creator>
    <meta:keyword>OpenLCB glossary definitions</meta:keyword>
    <dc:subject>Glossary</dc:subject>
    <meta:document-statistic meta:table-count="1" meta:image-count="1" meta:object-count="0" meta:page-count="6" meta:paragraph-count="122" meta:word-count="1943" meta:character-count="11743"/>
    <meta:user-defined meta:name="Info 1"/>
    <meta:user-defined meta:name="Info 2"/>
    <meta:user-defined meta:name="Info 3"/>
    <meta:user-defined meta:name="Info 4"/>
  </office:meta>
</office:document-meta>
</file>